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27.472"/>
          <table:table-cell office:value-type="float" office:value="127.082"/>
          <table:table-cell office:value-type="float" office:value="122.75"/>
          <table:table-cell office:value-type="float" office:value="0.0"/>
          <table:table-cell office:value-type="float" office:value="0.0"/>
          <table:table-cell office:value-type="float" office:value="762.0"/>
          <table:table-cell office:value-type="float" office:value="270984.0"/>
          <table:table-cell office:value-type="float" office:value="1220.0"/>
          <table:table-cell office:value-type="float" office:value="429842.0"/>
          <table:table-cell office:value-type="float" office:value="1568089.0"/>
          <table:table-cell office:value-type="float" office:value="39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7302"/>
          <table:table-cell office:value-type="float" office:value="6.4"/>
          <table:table-cell office:value-type="float" office:value="2.41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36.0"/>
          <table:table-cell office:value-type="float" office:value="1220.0"/>
          <table:table-cell office:value-type="float" office:value="429842.0"/>
          <table:table-cell office:value-type="float" office:value="1568089.0"/>
          <table:table-cell office:value-type="float" office:value="394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9683"/>
          <table:table-cell office:value-type="float" office:value="2.798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5.0"/>
          <table:table-cell office:value-type="float" office:value="640.0"/>
          <table:table-cell office:value-type="float" office:value="302393.0"/>
          <table:table-cell office:value-type="float" office:value="1160217.0"/>
          <table:table-cell office:value-type="float" office:value="2742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46.4968"/>
          <table:table-cell office:value-type="float" office:value="46.052"/>
          <table:table-cell office:value-type="float" office:value="41.68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79526.0"/>
          <table:table-cell office:value-type="float" office:value="1220.0"/>
          <table:table-cell office:value-type="float" office:value="429842.0"/>
          <table:table-cell office:value-type="float" office:value="1568090.0"/>
          <table:table-cell office:value-type="float" office:value="39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52933"/>
          <table:table-cell office:value-type="float" office:value="8.058"/>
          <table:table-cell office:value-type="float" office:value="3.68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550.0"/>
          <table:table-cell office:value-type="float" office:value="1220.0"/>
          <table:table-cell office:value-type="float" office:value="429842.0"/>
          <table:table-cell office:value-type="float" office:value="1568090.0"/>
          <table:table-cell office:value-type="float" office:value="3962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9522"/>
          <table:table-cell office:value-type="float" office:value="2.698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640.0"/>
          <table:table-cell office:value-type="float" office:value="302393.0"/>
          <table:table-cell office:value-type="float" office:value="1160218.0"/>
          <table:table-cell office:value-type="float" office:value="2719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61.2279"/>
          <table:table-cell office:value-type="float" office:value="60.772"/>
          <table:table-cell office:value-type="float" office:value="56.62"/>
          <table:table-cell office:value-type="float" office:value="0.0"/>
          <table:table-cell office:value-type="float" office:value="0.0"/>
          <table:table-cell office:value-type="float" office:value="317.0"/>
          <table:table-cell office:value-type="float" office:value="114235.0"/>
          <table:table-cell office:value-type="float" office:value="1220.0"/>
          <table:table-cell office:value-type="float" office:value="429842.0"/>
          <table:table-cell office:value-type="float" office:value="1568089.0"/>
          <table:table-cell office:value-type="float" office:value="397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298"/>
          <table:table-cell office:value-type="float" office:value="34.557"/>
          <table:table-cell office:value-type="float" office:value="30.36"/>
          <table:table-cell office:value-type="float" office:value="1.0"/>
          <table:table-cell office:value-type="float" office:value="0.0"/>
          <table:table-cell office:value-type="float" office:value="185.0"/>
          <table:table-cell office:value-type="float" office:value="55863.0"/>
          <table:table-cell office:value-type="float" office:value="1220.0"/>
          <table:table-cell office:value-type="float" office:value="429842.0"/>
          <table:table-cell office:value-type="float" office:value="1568089.0"/>
          <table:table-cell office:value-type="float" office:value="3957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758"/>
          <table:table-cell office:value-type="float" office:value="2.833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6.0"/>
          <table:table-cell office:value-type="float" office:value="640.0"/>
          <table:table-cell office:value-type="float" office:value="302393.0"/>
          <table:table-cell office:value-type="float" office:value="1160217.0"/>
          <table:table-cell office:value-type="float" office:value="2713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75.7232"/>
          <table:table-cell office:value-type="float" office:value="75.239"/>
          <table:table-cell office:value-type="float" office:value="70.77"/>
          <table:table-cell office:value-type="float" office:value="0.0"/>
          <table:table-cell office:value-type="float" office:value="0.0"/>
          <table:table-cell office:value-type="float" office:value="332.0"/>
          <table:table-cell office:value-type="float" office:value="123379.0"/>
          <table:table-cell office:value-type="float" office:value="1220.0"/>
          <table:table-cell office:value-type="float" office:value="429842.0"/>
          <table:table-cell office:value-type="float" office:value="1568089.0"/>
          <table:table-cell office:value-type="float" office:value="3973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.4582"/>
          <table:table-cell office:value-type="float" office:value="68.962"/>
          <table:table-cell office:value-type="float" office:value="64.62"/>
          <table:table-cell office:value-type="float" office:value="0.0"/>
          <table:table-cell office:value-type="float" office:value="0.0"/>
          <table:table-cell office:value-type="float" office:value="460.0"/>
          <table:table-cell office:value-type="float" office:value="157832.0"/>
          <table:table-cell office:value-type="float" office:value="1220.0"/>
          <table:table-cell office:value-type="float" office:value="429842.0"/>
          <table:table-cell office:value-type="float" office:value="1568089.0"/>
          <table:table-cell office:value-type="float" office:value="3959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3463"/>
          <table:table-cell office:value-type="float" office:value="2.682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03.0"/>
          <table:table-cell office:value-type="float" office:value="640.0"/>
          <table:table-cell office:value-type="float" office:value="302393.0"/>
          <table:table-cell office:value-type="float" office:value="1160217.0"/>
          <table:table-cell office:value-type="float" office:value="2716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30.929"/>
          <table:table-cell office:value-type="float" office:value="330.513"/>
          <table:table-cell office:value-type="float" office:value="326.07"/>
          <table:table-cell office:value-type="float" office:value="0.0"/>
          <table:table-cell office:value-type="float" office:value="0.0"/>
          <table:table-cell office:value-type="float" office:value="1504.0"/>
          <table:table-cell office:value-type="float" office:value="641400.0"/>
          <table:table-cell office:value-type="float" office:value="1220.0"/>
          <table:table-cell office:value-type="float" office:value="429842.0"/>
          <table:table-cell office:value-type="float" office:value="1568090.0"/>
          <table:table-cell office:value-type="float" office:value="395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84826"/>
          <table:table-cell office:value-type="float" office:value="7.373"/>
          <table:table-cell office:value-type="float" office:value="3.0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252.0"/>
          <table:table-cell office:value-type="float" office:value="1220.0"/>
          <table:table-cell office:value-type="float" office:value="429842.0"/>
          <table:table-cell office:value-type="float" office:value="1568090.0"/>
          <table:table-cell office:value-type="float" office:value="3975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67108"/>
          <table:table-cell office:value-type="float" office:value="4.18"/>
          <table:table-cell office:value-type="float" office:value="1.72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719.0"/>
          <table:table-cell office:value-type="float" office:value="640.0"/>
          <table:table-cell office:value-type="float" office:value="302393.0"/>
          <table:table-cell office:value-type="float" office:value="1160218.0"/>
          <table:table-cell office:value-type="float" office:value="2731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42.4857"/>
          <table:table-cell office:value-type="float" office:value="41.983"/>
          <table:table-cell office:value-type="float" office:value="37.55"/>
          <table:table-cell office:value-type="float" office:value="0.0"/>
          <table:table-cell office:value-type="float" office:value="0.0"/>
          <table:table-cell office:value-type="float" office:value="205.0"/>
          <table:table-cell office:value-type="float" office:value="65274.0"/>
          <table:table-cell office:value-type="float" office:value="1220.0"/>
          <table:table-cell office:value-type="float" office:value="470868.0"/>
          <table:table-cell office:value-type="float" office:value="1727091.0"/>
          <table:table-cell office:value-type="float" office:value="415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285"/>
          <table:table-cell office:value-type="float" office:value="22.493"/>
          <table:table-cell office:value-type="float" office:value="18.06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7099.0"/>
          <table:table-cell office:value-type="float" office:value="1220.0"/>
          <table:table-cell office:value-type="float" office:value="470868.0"/>
          <table:table-cell office:value-type="float" office:value="1727091.0"/>
          <table:table-cell office:value-type="float" office:value="4144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1605"/>
          <table:table-cell office:value-type="float" office:value="3.059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640.0"/>
          <table:table-cell office:value-type="float" office:value="343495.0"/>
          <table:table-cell office:value-type="float" office:value="1319117.0"/>
          <table:table-cell office:value-type="float" office:value="291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39.0827"/>
          <table:table-cell office:value-type="float" office:value="38.606"/>
          <table:table-cell office:value-type="float" office:value="34.29"/>
          <table:table-cell office:value-type="float" office:value="0.0"/>
          <table:table-cell office:value-type="float" office:value="0.0"/>
          <table:table-cell office:value-type="float" office:value="214.0"/>
          <table:table-cell office:value-type="float" office:value="65145.0"/>
          <table:table-cell office:value-type="float" office:value="1220.0"/>
          <table:table-cell office:value-type="float" office:value="470868.0"/>
          <table:table-cell office:value-type="float" office:value="1727091.0"/>
          <table:table-cell office:value-type="float" office:value="4121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7756"/>
          <table:table-cell office:value-type="float" office:value="25.245"/>
          <table:table-cell office:value-type="float" office:value="20.87"/>
          <table:table-cell office:value-type="float" office:value="1.0"/>
          <table:table-cell office:value-type="float" office:value="0.0"/>
          <table:table-cell office:value-type="float" office:value="121.0"/>
          <table:table-cell office:value-type="float" office:value="30589.0"/>
          <table:table-cell office:value-type="float" office:value="1220.0"/>
          <table:table-cell office:value-type="float" office:value="470868.0"/>
          <table:table-cell office:value-type="float" office:value="1727091.0"/>
          <table:table-cell office:value-type="float" office:value="412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342"/>
          <table:table-cell office:value-type="float" office:value="3.021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640.0"/>
          <table:table-cell office:value-type="float" office:value="343495.0"/>
          <table:table-cell office:value-type="float" office:value="1319117.0"/>
          <table:table-cell office:value-type="float" office:value="291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55.7756"/>
          <table:table-cell office:value-type="float" office:value="55.363"/>
          <table:table-cell office:value-type="float" office:value="51.22"/>
          <table:table-cell office:value-type="float" office:value="0.0"/>
          <table:table-cell office:value-type="float" office:value="0.0"/>
          <table:table-cell office:value-type="float" office:value="260.0"/>
          <table:table-cell office:value-type="float" office:value="95996.0"/>
          <table:table-cell office:value-type="float" office:value="1220.0"/>
          <table:table-cell office:value-type="float" office:value="470868.0"/>
          <table:table-cell office:value-type="float" office:value="1727092.0"/>
          <table:table-cell office:value-type="float" office:value="4152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2573"/>
          <table:table-cell office:value-type="float" office:value="18.689"/>
          <table:table-cell office:value-type="float" office:value="14.34"/>
          <table:table-cell office:value-type="float" office:value="1.0"/>
          <table:table-cell office:value-type="float" office:value="0.0"/>
          <table:table-cell office:value-type="float" office:value="82.0"/>
          <table:table-cell office:value-type="float" office:value="22887.0"/>
          <table:table-cell office:value-type="float" office:value="1220.0"/>
          <table:table-cell office:value-type="float" office:value="470868.0"/>
          <table:table-cell office:value-type="float" office:value="1727092.0"/>
          <table:table-cell office:value-type="float" office:value="4120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8745"/>
          <table:table-cell office:value-type="float" office:value="3.288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640.0"/>
          <table:table-cell office:value-type="float" office:value="343495.0"/>
          <table:table-cell office:value-type="float" office:value="1319118.0"/>
          <table:table-cell office:value-type="float" office:value="291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55.49"/>
          <table:table-cell office:value-type="float" office:value="155.0"/>
          <table:table-cell office:value-type="float" office:value="150.15"/>
          <table:table-cell office:value-type="float" office:value="0.0"/>
          <table:table-cell office:value-type="float" office:value="0.0"/>
          <table:table-cell office:value-type="float" office:value="764.0"/>
          <table:table-cell office:value-type="float" office:value="303146.0"/>
          <table:table-cell office:value-type="float" office:value="1220.0"/>
          <table:table-cell office:value-type="float" office:value="470868.0"/>
          <table:table-cell office:value-type="float" office:value="1727093.0"/>
          <table:table-cell office:value-type="float" office:value="415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6896"/>
          <table:table-cell office:value-type="float" office:value="37.214"/>
          <table:table-cell office:value-type="float" office:value="32.77"/>
          <table:table-cell office:value-type="float" office:value="0.0"/>
          <table:table-cell office:value-type="float" office:value="0.0"/>
          <table:table-cell office:value-type="float" office:value="281.0"/>
          <table:table-cell office:value-type="float" office:value="90524.0"/>
          <table:table-cell office:value-type="float" office:value="1220.0"/>
          <table:table-cell office:value-type="float" office:value="470868.0"/>
          <table:table-cell office:value-type="float" office:value="1727093.0"/>
          <table:table-cell office:value-type="float" office:value="415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5169"/>
          <table:table-cell office:value-type="float" office:value="3.583"/>
          <table:table-cell office:value-type="float" office:value="0.6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52.0"/>
          <table:table-cell office:value-type="float" office:value="640.0"/>
          <table:table-cell office:value-type="float" office:value="343495.0"/>
          <table:table-cell office:value-type="float" office:value="1319119.0"/>
          <table:table-cell office:value-type="float" office:value="291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7.9098"/>
          <table:table-cell office:value-type="float" office:value="27.421"/>
          <table:table-cell office:value-type="float" office:value="22.63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8951.0"/>
          <table:table-cell office:value-type="float" office:value="1220.0"/>
          <table:table-cell office:value-type="float" office:value="470868.0"/>
          <table:table-cell office:value-type="float" office:value="1727093.0"/>
          <table:table-cell office:value-type="float" office:value="415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9732"/>
          <table:table-cell office:value-type="float" office:value="16.441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93.0"/>
          <table:table-cell office:value-type="float" office:value="24281.0"/>
          <table:table-cell office:value-type="float" office:value="1220.0"/>
          <table:table-cell office:value-type="float" office:value="470868.0"/>
          <table:table-cell office:value-type="float" office:value="1727093.0"/>
          <table:table-cell office:value-type="float" office:value="413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6623"/>
          <table:table-cell office:value-type="float" office:value="3.565"/>
          <table:table-cell office:value-type="float" office:value="0.6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7.0"/>
          <table:table-cell office:value-type="float" office:value="640.0"/>
          <table:table-cell office:value-type="float" office:value="343495.0"/>
          <table:table-cell office:value-type="float" office:value="1319119.0"/>
          <table:table-cell office:value-type="float" office:value="291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7.1669"/>
          <table:table-cell office:value-type="float" office:value="46.771"/>
          <table:table-cell office:value-type="float" office:value="45.04"/>
          <table:table-cell office:value-type="float" office:value="0.0"/>
          <table:table-cell office:value-type="float" office:value="0.0"/>
          <table:table-cell office:value-type="float" office:value="314.0"/>
          <table:table-cell office:value-type="float" office:value="117480.0"/>
          <table:table-cell office:value-type="float" office:value="610.0"/>
          <table:table-cell office:value-type="float" office:value="175468.0"/>
          <table:table-cell office:value-type="float" office:value="617768.0"/>
          <table:table-cell office:value-type="float" office:value="223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.242"/>
          <table:table-cell office:value-type="float" office:value="103.878"/>
          <table:table-cell office:value-type="float" office:value="102.14"/>
          <table:table-cell office:value-type="float" office:value="0.0"/>
          <table:table-cell office:value-type="float" office:value="0.0"/>
          <table:table-cell office:value-type="float" office:value="876.0"/>
          <table:table-cell office:value-type="float" office:value="324876.0"/>
          <table:table-cell office:value-type="float" office:value="610.0"/>
          <table:table-cell office:value-type="float" office:value="175468.0"/>
          <table:table-cell office:value-type="float" office:value="617768.0"/>
          <table:table-cell office:value-type="float" office:value="226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88"/>
          <table:table-cell office:value-type="float" office:value="0.91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20.0"/>
          <table:table-cell office:value-type="float" office:value="104363.0"/>
          <table:table-cell office:value-type="float" office:value="392426.0"/>
          <table:table-cell office:value-type="float" office:value="1626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4.0951"/>
          <table:table-cell office:value-type="float" office:value="23.817"/>
          <table:table-cell office:value-type="float" office:value="21.86"/>
          <table:table-cell office:value-type="float" office:value="0.0"/>
          <table:table-cell office:value-type="float" office:value="0.0"/>
          <table:table-cell office:value-type="float" office:value="199.0"/>
          <table:table-cell office:value-type="float" office:value="67855.0"/>
          <table:table-cell office:value-type="float" office:value="610.0"/>
          <table:table-cell office:value-type="float" office:value="175468.0"/>
          <table:table-cell office:value-type="float" office:value="617768.0"/>
          <table:table-cell office:value-type="float" office:value="2263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5531"/>
          <table:table-cell office:value-type="float" office:value="1.946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56.0"/>
          <table:table-cell office:value-type="float" office:value="610.0"/>
          <table:table-cell office:value-type="float" office:value="175468.0"/>
          <table:table-cell office:value-type="float" office:value="617768.0"/>
          <table:table-cell office:value-type="float" office:value="2248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4424"/>
          <table:table-cell office:value-type="float" office:value="0.97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320.0"/>
          <table:table-cell office:value-type="float" office:value="104363.0"/>
          <table:table-cell office:value-type="float" office:value="392426.0"/>
          <table:table-cell office:value-type="float" office:value="1625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46.0303"/>
          <table:table-cell office:value-type="float" office:value="45.714"/>
          <table:table-cell office:value-type="float" office:value="43.99"/>
          <table:table-cell office:value-type="float" office:value="0.0"/>
          <table:table-cell office:value-type="float" office:value="0.0"/>
          <table:table-cell office:value-type="float" office:value="337.0"/>
          <table:table-cell office:value-type="float" office:value="116948.0"/>
          <table:table-cell office:value-type="float" office:value="610.0"/>
          <table:table-cell office:value-type="float" office:value="175468.0"/>
          <table:table-cell office:value-type="float" office:value="617768.0"/>
          <table:table-cell office:value-type="float" office:value="2248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9586"/>
          <table:table-cell office:value-type="float" office:value="5.43"/>
          <table:table-cell office:value-type="float" office:value="3.79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11553.0"/>
          <table:table-cell office:value-type="float" office:value="610.0"/>
          <table:table-cell office:value-type="float" office:value="175468.0"/>
          <table:table-cell office:value-type="float" office:value="617768.0"/>
          <table:table-cell office:value-type="float" office:value="227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7716"/>
          <table:table-cell office:value-type="float" office:value="0.975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320.0"/>
          <table:table-cell office:value-type="float" office:value="104363.0"/>
          <table:table-cell office:value-type="float" office:value="392426.0"/>
          <table:table-cell office:value-type="float" office:value="1625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78.4556"/>
          <table:table-cell office:value-type="float" office:value="78.136"/>
          <table:table-cell office:value-type="float" office:value="76.4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210630.0"/>
          <table:table-cell office:value-type="float" office:value="610.0"/>
          <table:table-cell office:value-type="float" office:value="175468.0"/>
          <table:table-cell office:value-type="float" office:value="617768.0"/>
          <table:table-cell office:value-type="float" office:value="2272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4974"/>
          <table:table-cell office:value-type="float" office:value="2.058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757.0"/>
          <table:table-cell office:value-type="float" office:value="610.0"/>
          <table:table-cell office:value-type="float" office:value="175468.0"/>
          <table:table-cell office:value-type="float" office:value="617768.0"/>
          <table:table-cell office:value-type="float" office:value="224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7589"/>
          <table:table-cell office:value-type="float" office:value="0.93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20.0"/>
          <table:table-cell office:value-type="float" office:value="104363.0"/>
          <table:table-cell office:value-type="float" office:value="392426.0"/>
          <table:table-cell office:value-type="float" office:value="1626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4.3137"/>
          <table:table-cell office:value-type="float" office:value="23.992"/>
          <table:table-cell office:value-type="float" office:value="22.11"/>
          <table:table-cell office:value-type="float" office:value="0.0"/>
          <table:table-cell office:value-type="float" office:value="0.0"/>
          <table:table-cell office:value-type="float" office:value="195.0"/>
          <table:table-cell office:value-type="float" office:value="63011.0"/>
          <table:table-cell office:value-type="float" office:value="610.0"/>
          <table:table-cell office:value-type="float" office:value="175468.0"/>
          <table:table-cell office:value-type="float" office:value="617768.0"/>
          <table:table-cell office:value-type="float" office:value="224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447"/>
          <table:table-cell office:value-type="float" office:value="12.653"/>
          <table:table-cell office:value-type="float" office:value="10.97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9413.0"/>
          <table:table-cell office:value-type="float" office:value="610.0"/>
          <table:table-cell office:value-type="float" office:value="175468.0"/>
          <table:table-cell office:value-type="float" office:value="617768.0"/>
          <table:table-cell office:value-type="float" office:value="2248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4053"/>
          <table:table-cell office:value-type="float" office:value="0.99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20.0"/>
          <table:table-cell office:value-type="float" office:value="104363.0"/>
          <table:table-cell office:value-type="float" office:value="392426.0"/>
          <table:table-cell office:value-type="float" office:value="1625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51.2651"/>
          <table:table-cell office:value-type="float" office:value="50.832"/>
          <table:table-cell office:value-type="float" office:value="46.87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101488.0"/>
          <table:table-cell office:value-type="float" office:value="1220.0"/>
          <table:table-cell office:value-type="float" office:value="407352.0"/>
          <table:table-cell office:value-type="float" office:value="1481037.0"/>
          <table:table-cell office:value-type="float" office:value="3820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9093"/>
          <table:table-cell office:value-type="float" office:value="12.46"/>
          <table:table-cell office:value-type="float" office:value="8.68"/>
          <table:table-cell office:value-type="float" office:value="0.0"/>
          <table:table-cell office:value-type="float" office:value="0.0"/>
          <table:table-cell office:value-type="float" office:value="93.0"/>
          <table:table-cell office:value-type="float" office:value="23963.0"/>
          <table:table-cell office:value-type="float" office:value="1220.0"/>
          <table:table-cell office:value-type="float" office:value="407352.0"/>
          <table:table-cell office:value-type="float" office:value="1481037.0"/>
          <table:table-cell office:value-type="float" office:value="384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6439"/>
          <table:table-cell office:value-type="float" office:value="3.259"/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856.0"/>
          <table:table-cell office:value-type="float" office:value="640.0"/>
          <table:table-cell office:value-type="float" office:value="280045.0"/>
          <table:table-cell office:value-type="float" office:value="1073405.0"/>
          <table:table-cell office:value-type="float" office:value="2609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8.9354"/>
          <table:table-cell office:value-type="float" office:value="58.51"/>
          <table:table-cell office:value-type="float" office:value="54.44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28445.0"/>
          <table:table-cell office:value-type="float" office:value="1220.0"/>
          <table:table-cell office:value-type="float" office:value="407352.0"/>
          <table:table-cell office:value-type="float" office:value="1481036.0"/>
          <table:table-cell office:value-type="float" office:value="383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9736"/>
          <table:table-cell office:value-type="float" office:value="12.466"/>
          <table:table-cell office:value-type="float" office:value="8.45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613.0"/>
          <table:table-cell office:value-type="float" office:value="1220.0"/>
          <table:table-cell office:value-type="float" office:value="407352.0"/>
          <table:table-cell office:value-type="float" office:value="1481036.0"/>
          <table:table-cell office:value-type="float" office:value="3869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2734"/>
          <table:table-cell office:value-type="float" office:value="2.721"/>
          <table:table-cell office:value-type="float" office:value="0.4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8.0"/>
          <table:table-cell office:value-type="float" office:value="640.0"/>
          <table:table-cell office:value-type="float" office:value="280045.0"/>
          <table:table-cell office:value-type="float" office:value="1073404.0"/>
          <table:table-cell office:value-type="float" office:value="2619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41.9641"/>
          <table:table-cell office:value-type="float" office:value="41.537"/>
          <table:table-cell office:value-type="float" office:value="37.44"/>
          <table:table-cell office:value-type="float" office:value="0.0"/>
          <table:table-cell office:value-type="float" office:value="0.0"/>
          <table:table-cell office:value-type="float" office:value="228.0"/>
          <table:table-cell office:value-type="float" office:value="73643.0"/>
          <table:table-cell office:value-type="float" office:value="1220.0"/>
          <table:table-cell office:value-type="float" office:value="407352.0"/>
          <table:table-cell office:value-type="float" office:value="1481036.0"/>
          <table:table-cell office:value-type="float" office:value="387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171"/>
          <table:table-cell office:value-type="float" office:value="25.59"/>
          <table:table-cell office:value-type="float" office:value="21.86"/>
          <table:table-cell office:value-type="float" office:value="1.0"/>
          <table:table-cell office:value-type="float" office:value="0.0"/>
          <table:table-cell office:value-type="float" office:value="167.0"/>
          <table:table-cell office:value-type="float" office:value="50648.0"/>
          <table:table-cell office:value-type="float" office:value="1220.0"/>
          <table:table-cell office:value-type="float" office:value="407352.0"/>
          <table:table-cell office:value-type="float" office:value="1481036.0"/>
          <table:table-cell office:value-type="float" office:value="3828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7057"/>
          <table:table-cell office:value-type="float" office:value="2.327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7.0"/>
          <table:table-cell office:value-type="float" office:value="640.0"/>
          <table:table-cell office:value-type="float" office:value="280045.0"/>
          <table:table-cell office:value-type="float" office:value="1073404.0"/>
          <table:table-cell office:value-type="float" office:value="2603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389.515"/>
          <table:table-cell office:value-type="float" office:value="389.07"/>
          <table:table-cell office:value-type="float" office:value="382.11"/>
          <table:table-cell office:value-type="float" office:value="0.0"/>
          <table:table-cell office:value-type="float" office:value="0.0"/>
          <table:table-cell office:value-type="float" office:value="1274.0"/>
          <table:table-cell office:value-type="float" office:value="536109.0"/>
          <table:table-cell office:value-type="float" office:value="1220.0"/>
          <table:table-cell office:value-type="float" office:value="407352.0"/>
          <table:table-cell office:value-type="float" office:value="1481036.0"/>
          <table:table-cell office:value-type="float" office:value="385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561"/>
          <table:table-cell office:value-type="float" office:value="32.018"/>
          <table:table-cell office:value-type="float" office:value="28.02"/>
          <table:table-cell office:value-type="float" office:value="1.0"/>
          <table:table-cell office:value-type="float" office:value="0.0"/>
          <table:table-cell office:value-type="float" office:value="242.0"/>
          <table:table-cell office:value-type="float" office:value="76694.0"/>
          <table:table-cell office:value-type="float" office:value="1220.0"/>
          <table:table-cell office:value-type="float" office:value="407352.0"/>
          <table:table-cell office:value-type="float" office:value="1481036.0"/>
          <table:table-cell office:value-type="float" office:value="3858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1655"/>
          <table:table-cell office:value-type="float" office:value="2.882"/>
          <table:table-cell office:value-type="float" office:value="0.7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488.0"/>
          <table:table-cell office:value-type="float" office:value="640.0"/>
          <table:table-cell office:value-type="float" office:value="280045.0"/>
          <table:table-cell office:value-type="float" office:value="1073404.0"/>
          <table:table-cell office:value-type="float" office:value="2613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4.4315"/>
          <table:table-cell office:value-type="float" office:value="44.016"/>
          <table:table-cell office:value-type="float" office:value="39.93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4408.0"/>
          <table:table-cell office:value-type="float" office:value="1220.0"/>
          <table:table-cell office:value-type="float" office:value="407352.0"/>
          <table:table-cell office:value-type="float" office:value="1481038.0"/>
          <table:table-cell office:value-type="float" office:value="3829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0223"/>
          <table:table-cell office:value-type="float" office:value="32.582"/>
          <table:table-cell office:value-type="float" office:value="28.83"/>
          <table:table-cell office:value-type="float" office:value="1.0"/>
          <table:table-cell office:value-type="float" office:value="0.0"/>
          <table:table-cell office:value-type="float" office:value="252.0"/>
          <table:table-cell office:value-type="float" office:value="72946.0"/>
          <table:table-cell office:value-type="float" office:value="1220.0"/>
          <table:table-cell office:value-type="float" office:value="407352.0"/>
          <table:table-cell office:value-type="float" office:value="1481038.0"/>
          <table:table-cell office:value-type="float" office:value="386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7927"/>
          <table:table-cell office:value-type="float" office:value="3.915"/>
          <table:table-cell office:value-type="float" office:value="1.85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017.0"/>
          <table:table-cell office:value-type="float" office:value="640.0"/>
          <table:table-cell office:value-type="float" office:value="280045.0"/>
          <table:table-cell office:value-type="float" office:value="1073406.0"/>
          <table:table-cell office:value-type="float" office:value="2624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33409"/>
          <table:table-cell office:value-type="float" office:value="1.039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074.0"/>
          <table:table-cell office:value-type="float" office:value="244.0"/>
          <table:table-cell office:value-type="float" office:value="64956.0"/>
          <table:table-cell office:value-type="float" office:value="224928.0"/>
          <table:table-cell office:value-type="float" office:value="1473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46113"/>
          <table:table-cell office:value-type="float" office:value="0.59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44.0"/>
          <table:table-cell office:value-type="float" office:value="64956.0"/>
          <table:table-cell office:value-type="float" office:value="224928.0"/>
          <table:table-cell office:value-type="float" office:value="145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5279"/>
          <table:table-cell office:value-type="float" office:value="0.4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8.0"/>
          <table:table-cell office:value-type="float" office:value="42423.0"/>
          <table:table-cell office:value-type="float" office:value="151886.0"/>
          <table:table-cell office:value-type="float" office:value="1239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03975"/>
          <table:table-cell office:value-type="float" office:value="0.73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5.0"/>
          <table:table-cell office:value-type="float" office:value="244.0"/>
          <table:table-cell office:value-type="float" office:value="64956.0"/>
          <table:table-cell office:value-type="float" office:value="224928.0"/>
          <table:table-cell office:value-type="float" office:value="147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0595"/>
          <table:table-cell office:value-type="float" office:value="0.68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44.0"/>
          <table:table-cell office:value-type="float" office:value="64956.0"/>
          <table:table-cell office:value-type="float" office:value="224928.0"/>
          <table:table-cell office:value-type="float" office:value="146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78735"/>
          <table:table-cell office:value-type="float" office:value="0.36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8.0"/>
          <table:table-cell office:value-type="float" office:value="42423.0"/>
          <table:table-cell office:value-type="float" office:value="151886.0"/>
          <table:table-cell office:value-type="float" office:value="1241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07486"/>
          <table:table-cell office:value-type="float" office:value="0.78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44.0"/>
          <table:table-cell office:value-type="float" office:value="64956.0"/>
          <table:table-cell office:value-type="float" office:value="224928.0"/>
          <table:table-cell office:value-type="float" office:value="145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09722"/>
          <table:table-cell office:value-type="float" office:value="0.60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4.0"/>
          <table:table-cell office:value-type="float" office:value="64956.0"/>
          <table:table-cell office:value-type="float" office:value="224928.0"/>
          <table:table-cell office:value-type="float" office:value="146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95943"/>
          <table:table-cell office:value-type="float" office:value="0.4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.0"/>
          <table:table-cell office:value-type="float" office:value="42423.0"/>
          <table:table-cell office:value-type="float" office:value="151886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95026"/>
          <table:table-cell office:value-type="float" office:value="0.711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244.0"/>
          <table:table-cell office:value-type="float" office:value="64956.0"/>
          <table:table-cell office:value-type="float" office:value="224928.0"/>
          <table:table-cell office:value-type="float" office:value="1460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68445"/>
          <table:table-cell office:value-type="float" office:value="0.6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4.0"/>
          <table:table-cell office:value-type="float" office:value="64956.0"/>
          <table:table-cell office:value-type="float" office:value="224928.0"/>
          <table:table-cell office:value-type="float" office:value="147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98271"/>
          <table:table-cell office:value-type="float" office:value="0.3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.0"/>
          <table:table-cell office:value-type="float" office:value="42423.0"/>
          <table:table-cell office:value-type="float" office:value="151886.0"/>
          <table:table-cell office:value-type="float" office:value="1140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12996"/>
          <table:table-cell office:value-type="float" office:value="0.79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57.0"/>
          <table:table-cell office:value-type="float" office:value="244.0"/>
          <table:table-cell office:value-type="float" office:value="64956.0"/>
          <table:table-cell office:value-type="float" office:value="224928.0"/>
          <table:table-cell office:value-type="float" office:value="146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71643"/>
          <table:table-cell office:value-type="float" office:value="0.59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44.0"/>
          <table:table-cell office:value-type="float" office:value="64956.0"/>
          <table:table-cell office:value-type="float" office:value="224928.0"/>
          <table:table-cell office:value-type="float" office:value="147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91438"/>
          <table:table-cell office:value-type="float" office:value="0.3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.0"/>
          <table:table-cell office:value-type="float" office:value="42423.0"/>
          <table:table-cell office:value-type="float" office:value="151886.0"/>
          <table:table-cell office:value-type="float" office:value="1219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